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Pictures/TablePreview1.svm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5cm" fo:min-width="0.137cm"/>
    </style:style>
    <style:style style:name="gr2" style:family="graphic" style:parent-style-name="standard">
      <style:graphic-properties draw:textarea-horizontal-align="justify" draw:textarea-vertical-align="middle" draw:auto-grow-height="false" fo:min-height="0.485cm" fo:min-width="0.138cm"/>
    </style:style>
    <style:style style:name="gr3" style:family="graphic" style:parent-style-name="standard">
      <style:graphic-properties draw:textarea-horizontal-align="justify" draw:textarea-vertical-align="middle" draw:auto-grow-height="false" fo:min-height="0.485cm" fo:min-width="0.136cm"/>
    </style:style>
    <style:style style:name="gr4" style:family="graphic" style:parent-style-name="standard">
      <style:graphic-properties draw:textarea-horizontal-align="justify" draw:textarea-vertical-align="middle" draw:auto-grow-height="false" fo:min-height="0.484cm" fo:min-width="0.137cm"/>
    </style:style>
    <style:style style:name="gr5" style:family="graphic" style:parent-style-name="standard">
      <style:graphic-properties draw:textarea-horizontal-align="justify" draw:textarea-vertical-align="middle" draw:auto-grow-height="false" fo:min-height="0.484cm" fo:min-width="0.1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塗りつぶしなし線なしオブジェクト">
      <style:graphic-properties draw:textarea-vertical-align="middle" draw:ole-draw-aspect="1"/>
    </style:style>
    <style:style style:name="gr8" style:family="graphic" style:parent-style-name="standard">
      <style:graphic-properties draw:fill="solid" draw:fill-color="#f37b70" draw:textarea-horizontal-align="justify" draw:textarea-vertical-align="middle" draw:auto-grow-height="false" fo:min-height="2.5cm" fo:min-width="0.638cm"/>
    </style:style>
    <style:style style:name="co1" style:family="table-column">
      <style:table-column-properties style:column-width="0.8cm" style:use-optimal-column-width="false"/>
    </style:style>
    <style:style style:name="co2" style:family="table-column">
      <style:table-column-properties style:column-width="0.799cm" style:use-optimal-column-width="false"/>
    </style:style>
    <style:style style:name="ro1" style:family="table-row">
      <style:table-row-properties style:row-height="1.362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37b70"/>
      <style:paragraph-properties fo:text-align="center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0.899cm" svg:height="1.037cm" svg:x="0.359cm" svg:y="5.59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2.798cm" svg:height="1.361cm" svg:x="0.202cm" svg:y="7.6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xml:id="id11" draw:id="id11" draw:layer="layout" svg:width="0.9cm" svg:height="1.037cm" svg:x="6.919cm" svg:y="5.594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0.9cm" svg:height="1.037cm" svg:x="5.247cm" svg:y="5.594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0.899cm" svg:height="1.037cm" svg:x="3.623cm" svg:y="5.594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0.899cm" svg:height="1.037cm" svg:x="2.105cm" svg:y="5.594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0.899cm" svg:height="1.037cm" svg:x="8.348cm" svg:y="5.594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0.899cm" svg:height="1.037cm" svg:x="11.734cm" svg:y="5.594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0.899cm" svg:height="1.037cm" svg:x="10.041cm" svg:y="5.594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99cm" svg:height="1.037cm" svg:x="1.206cm" svg:y="4.12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9cm" svg:height="1.037cm" svg:x="4.432cm" svg:y="4.12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898cm" svg:height="1.037cm" svg:x="7.502cm" svg:y="4.129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0.899cm" svg:height="1.037cm" svg:x="10.729cm" svg:y="4.129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0.899cm" svg:height="1.038cm" svg:x="2.793cm" svg:y="2.6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0.9cm" svg:height="1.038cm" svg:x="9.194cm" svg:y="2.6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899cm" svg:height="1.037cm" svg:x="6.02cm" svg:y="1.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0.835cm" svg:y1="6.631cm" svg:x2="0.624cm" svg:y2="7.608cm">
          <text:p/>
        </draw:line>
        <draw:line draw:style-name="gr6" draw:text-style-name="P4" draw:layer="layout" svg:x1="1.365cm" svg:y1="7.608cm" svg:x2="0.836cm" svg:y2="6.631cm">
          <text:p/>
        </draw:line>
        <draw:line draw:style-name="gr6" draw:text-style-name="P4" draw:layer="layout" svg:x1="2.528cm" svg:y1="6.631cm" svg:x2="2.211cm" svg:y2="7.608cm">
          <text:p/>
        </draw:line>
        <draw:line draw:style-name="gr6" draw:text-style-name="P4" draw:layer="layout" svg:x1="2.528cm" svg:y1="6.631cm" svg:x2="3.004cm" svg:y2="7.608cm">
          <text:p/>
        </draw:line>
        <draw:line draw:style-name="gr6" draw:text-style-name="P4" draw:layer="layout" svg:x1="3.798cm" svg:y1="7.608cm" svg:x2="4.062cm" svg:y2="6.631cm">
          <text:p/>
        </draw:line>
        <draw:line draw:style-name="gr6" draw:text-style-name="P4" draw:layer="layout" svg:x1="4.591cm" svg:y1="7.608cm" svg:x2="4.062cm" svg:y2="6.631cm">
          <text:p/>
        </draw:line>
        <draw:line draw:style-name="gr6" draw:text-style-name="P4" draw:layer="layout" svg:x1="5.385cm" svg:y1="7.608cm" svg:x2="5.702cm" svg:y2="6.631cm">
          <text:p/>
        </draw:line>
        <draw:line draw:style-name="gr6" draw:text-style-name="P4" draw:layer="layout" svg:x1="6.231cm" svg:y1="7.608cm" svg:x2="5.702cm" svg:y2="6.631cm">
          <text:p/>
        </draw:line>
        <draw:line draw:style-name="gr6" draw:text-style-name="P4" draw:layer="layout" svg:x1="7.025cm" svg:y1="7.608cm" svg:x2="7.395cm" svg:y2="6.631cm">
          <text:p/>
        </draw:line>
        <draw:line draw:style-name="gr6" draw:text-style-name="P4" draw:layer="layout" svg:x1="7.766cm" svg:y1="7.608cm" svg:x2="7.396cm" svg:y2="6.631cm">
          <text:p/>
        </draw:line>
        <draw:line draw:style-name="gr6" draw:text-style-name="P4" draw:layer="layout" svg:x1="8.612cm" svg:y1="7.608cm" svg:x2="8.823cm" svg:y2="6.631cm">
          <text:p/>
        </draw:line>
        <draw:line draw:style-name="gr6" draw:text-style-name="P4" draw:layer="layout" svg:x1="9.406cm" svg:y1="7.608cm" svg:x2="8.824cm" svg:y2="6.631cm">
          <text:p/>
        </draw:line>
        <draw:line draw:style-name="gr6" draw:text-style-name="P4" draw:layer="layout" svg:x1="10.147cm" svg:y1="7.608cm" svg:x2="10.517cm" svg:y2="6.631cm">
          <text:p/>
        </draw:line>
        <draw:line draw:style-name="gr6" draw:text-style-name="P4" draw:layer="layout" svg:x1="10.94cm" svg:y1="7.608cm" svg:x2="10.517cm" svg:y2="6.631cm">
          <text:p/>
        </draw:line>
        <draw:line draw:style-name="gr6" draw:text-style-name="P4" draw:layer="layout" svg:x1="11.787cm" svg:y1="7.608cm" svg:x2="12.21cm" svg:y2="6.631cm">
          <text:p/>
        </draw:line>
        <draw:line draw:style-name="gr6" draw:text-style-name="P4" draw:layer="layout" svg:x1="12.58cm" svg:y1="7.608cm" svg:x2="12.21cm" svg:y2="6.631cm">
          <text:p/>
        </draw:line>
        <draw:connector draw:style-name="gr6" draw:text-style-name="P4" draw:layer="layout" draw:type="line" svg:x1="11.179cm" svg:y1="5.166cm" svg:x2="12.184cm" svg:y2="5.594cm" draw:start-shape="id1" draw:start-glue-point="8" draw:end-shape="id2" draw:end-glue-point="4" svg:d="M11179 5166l1005 428" svg:viewBox="0 0 1006 429">
          <text:p/>
        </draw:connector>
        <draw:connector draw:style-name="gr6" draw:text-style-name="P4" draw:layer="layout" draw:type="line" svg:x1="11.179cm" svg:y1="5.166cm" svg:x2="10.491cm" svg:y2="5.594cm" draw:start-shape="id1" draw:start-glue-point="8" draw:end-shape="id3" draw:end-glue-point="4" svg:d="M11179 5166l-688 428" svg:viewBox="0 0 689 429">
          <text:p/>
        </draw:connector>
        <draw:connector draw:style-name="gr6" draw:text-style-name="P4" draw:layer="layout" draw:type="line" svg:x1="1.656cm" svg:y1="5.166cm" svg:x2="0.809cm" svg:y2="5.594cm" draw:start-shape="id4" draw:start-glue-point="8" draw:end-shape="id5" draw:end-glue-point="4" svg:d="M1656 5166l-847 428" svg:viewBox="0 0 848 429">
          <text:p/>
        </draw:connector>
        <draw:connector draw:style-name="gr6" draw:text-style-name="P4" draw:layer="layout" draw:type="line" svg:x1="1.656cm" svg:y1="5.166cm" svg:x2="2.555cm" svg:y2="5.594cm" draw:start-shape="id4" draw:start-glue-point="8" draw:end-shape="id6" draw:end-glue-point="4" svg:d="M1656 5166l899 428" svg:viewBox="0 0 900 429">
          <text:p/>
        </draw:connector>
        <draw:connector draw:style-name="gr6" draw:text-style-name="P4" draw:layer="layout" draw:type="line" svg:x1="4.882cm" svg:y1="5.166cm" svg:x2="4.073cm" svg:y2="5.594cm" draw:start-shape="id7" draw:start-glue-point="8" draw:end-shape="id8" draw:end-glue-point="4" svg:d="M4882 5166l-809 428" svg:viewBox="0 0 810 429">
          <text:p/>
        </draw:connector>
        <draw:connector draw:style-name="gr6" draw:text-style-name="P4" draw:layer="layout" draw:type="line" svg:x1="4.882cm" svg:y1="5.166cm" svg:x2="5.697cm" svg:y2="5.594cm" draw:start-shape="id7" draw:start-glue-point="8" draw:end-shape="id9" draw:end-glue-point="4" svg:d="M4882 5166l815 428" svg:viewBox="0 0 816 429">
          <text:p/>
        </draw:connector>
        <draw:connector draw:style-name="gr6" draw:text-style-name="P4" draw:layer="layout" draw:type="line" svg:x1="7.951cm" svg:y1="5.166cm" svg:x2="7.369cm" svg:y2="5.594cm" draw:start-shape="id10" draw:start-glue-point="8" draw:end-shape="id11" draw:end-glue-point="4" svg:d="M7951 5166l-582 428" svg:viewBox="0 0 583 429">
          <text:p/>
        </draw:connector>
        <draw:connector draw:style-name="gr6" draw:text-style-name="P4" draw:layer="layout" draw:type="line" svg:x1="7.951cm" svg:y1="5.166cm" svg:x2="8.798cm" svg:y2="5.594cm" draw:start-shape="id10" draw:start-glue-point="8" draw:end-shape="id12" draw:end-glue-point="4" svg:d="M7951 5166l847 428" svg:viewBox="0 0 848 429">
          <text:p/>
        </draw:connector>
        <draw:connector draw:style-name="gr6" draw:text-style-name="P4" draw:layer="layout" draw:type="line" svg:x1="3.243cm" svg:y1="3.641cm" svg:x2="1.656cm" svg:y2="4.129cm" draw:start-shape="id13" draw:start-glue-point="8" draw:end-shape="id4" draw:end-glue-point="4" svg:d="M3243 3641l-1587 488" svg:viewBox="0 0 1588 489">
          <text:p/>
        </draw:connector>
        <draw:connector draw:style-name="gr6" draw:text-style-name="P4" draw:layer="layout" draw:type="line" svg:x1="3.243cm" svg:y1="3.641cm" svg:x2="4.882cm" svg:y2="4.129cm" draw:start-shape="id13" draw:start-glue-point="8" draw:end-shape="id7" draw:end-glue-point="4" svg:d="M3243 3641l1639 488" svg:viewBox="0 0 1640 489">
          <text:p/>
        </draw:connector>
        <draw:connector draw:style-name="gr6" draw:text-style-name="P4" draw:layer="layout" draw:type="line" svg:x1="7.951cm" svg:y1="4.129cm" svg:x2="9.644cm" svg:y2="3.641cm" draw:start-shape="id10" draw:start-glue-point="4" draw:end-shape="id14" draw:end-glue-point="8" svg:d="M7951 4129l1693-488" svg:viewBox="0 0 1694 489">
          <text:p/>
        </draw:connector>
        <draw:connector draw:style-name="gr6" draw:text-style-name="P4" draw:layer="layout" draw:type="line" svg:x1="9.644cm" svg:y1="3.641cm" svg:x2="11.179cm" svg:y2="4.129cm" draw:start-shape="id14" draw:start-glue-point="8" draw:end-shape="id1" draw:end-glue-point="4" svg:d="M9644 3641l1535 488" svg:viewBox="0 0 1536 489">
          <text:p/>
        </draw:connector>
        <draw:connector draw:style-name="gr6" draw:text-style-name="P4" draw:layer="layout" draw:type="line" svg:x1="3.243cm" svg:y1="2.603cm" svg:x2="6.47cm" svg:y2="2.237cm" draw:start-shape="id13" draw:start-glue-point="4" draw:end-shape="id15" draw:end-glue-point="8" svg:d="M3243 2603l3227-366" svg:viewBox="0 0 3228 367">
          <text:p/>
        </draw:connector>
        <draw:connector draw:style-name="gr6" draw:text-style-name="P4" draw:layer="layout" draw:type="line" svg:x1="6.47cm" svg:y1="2.237cm" svg:x2="9.644cm" svg:y2="2.603cm" draw:start-shape="id15" draw:start-glue-point="8" draw:end-shape="id14" draw:end-glue-point="4" svg:d="M6470 2237l3174 366" svg:viewBox="0 0 3175 367">
          <text:p/>
        </draw:connector>
        <draw:frame draw:style-name="gr7" draw:text-style-name="P1" draw:layer="layout" svg:width="15.1cm" svg:height="8.745cm" svg:x="13.9cm" svg:y="0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5" draw:layer="layout" svg:width="1.3cm" svg:height="5.5cm" svg:x="13.1cm" svg:y="2.2cm">
          <text:p/>
          <draw:enhanced-geometry svg:viewBox="0 0 21600 21600" draw:text-areas="0 ?f0 ?f5 ?f2" draw:type="right-arrow" draw:modifiers="6558.03228285934 5340.119978185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3:42:07.218507678</dc:date>
    <meta:editing-duration>PT6M58S</meta:editing-duration>
    <meta:editing-cycles>7</meta:editing-cycles>
    <meta:generator>LibreOffice/6.0.7.3$Linux_X86_64 LibreOffice_project/00m0$Build-3</meta:generator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186cm"/>
    </style:style>
    <style:style style:name="gr2" style:family="graphic" style:parent-style-name="standard">
      <style:graphic-properties draw:textarea-horizontal-align="justify" draw:textarea-vertical-align="middle" draw:auto-grow-height="false" fo:min-height="0.542cm" fo:min-width="0.185cm"/>
    </style:style>
    <style:style style:name="gr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0.862cm" style:use-optimal-column-width="false"/>
    </style:style>
    <style:style style:name="co2" style:family="table-column">
      <style:table-column-properties style:column-width="0.87cm" style:use-optimal-column-width="false"/>
    </style:style>
    <style:style style:name="ro1" style:family="table-row">
      <style:table-row-properties style:row-height="1.362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P1" style:family="paragraph">
      <style:paragraph-properties fo:text-align="center"/>
      <style:text-properties fo:font-size="28pt" style:font-size-asian="18pt" style:font-size-complex="18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13.799cm" svg:height="1.361cm" svg:x="0.101cm" svg:y="7.5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1">1</text:span></text:p>
              </table:table-cell>
              <table:table-cell table:style-name="ce2">
                <text:p><text:span text:style-name="T2">0</text:span></text:p>
              </table:table-cell>
              <table:table-cell table:style-name="ce3"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 table:style-name="ce1"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 table:style-name="ce3">
                <text:p><text:span text:style-name="T1">0</text:span></text:p>
              </table:table-cell>
              <table:table-cell table:style-name="ce3"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2" draw:id="id2" draw:layer="layout" svg:width="0.97cm" svg:height="1.118cm" svg:x="1.183cm" svg:y="3.758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7cm" svg:height="1.118cm" svg:x="4.662cm" svg:y="3.758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69cm" svg:height="1.118cm" svg:x="7.971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7cm" svg:height="1.118cm" svg:x="11.45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969cm" svg:height="1.118cm" svg:x="6.374cm" svg:y="0.6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6cm" svg:y1="4.9cm" svg:x2="0.556cm" svg:y2="7.508cm">
          <text:p/>
        </draw:line>
        <draw:line draw:style-name="gr3" draw:text-style-name="P3" draw:layer="layout" svg:x1="1.354cm" svg:y1="7.508cm" svg:x2="1.6cm" svg:y2="4.9cm">
          <text:p/>
        </draw:line>
        <draw:line draw:style-name="gr3" draw:text-style-name="P3" draw:layer="layout" svg:x1="1.6cm" svg:y1="4.9cm" svg:x2="2.258cm" svg:y2="7.5cm">
          <text:p/>
        </draw:line>
        <draw:line draw:style-name="gr3" draw:text-style-name="P3" draw:layer="layout" svg:x1="1.6cm" svg:y1="4.9cm" svg:x2="3.122cm" svg:y2="7.508cm">
          <text:p/>
        </draw:line>
        <draw:line draw:style-name="gr3" draw:text-style-name="P3" draw:layer="layout" svg:x1="3.978cm" svg:y1="7.508cm" svg:x2="5.2cm" svg:y2="4.9cm">
          <text:p/>
        </draw:line>
        <draw:line draw:style-name="gr3" draw:text-style-name="P3" draw:layer="layout" svg:x1="4.834cm" svg:y1="7.508cm" svg:x2="5.2cm" svg:y2="4.9cm">
          <text:p/>
        </draw:line>
        <draw:line draw:style-name="gr3" draw:text-style-name="P3" draw:layer="layout" svg:x1="5.689cm" svg:y1="7.508cm" svg:x2="5.2cm" svg:y2="4.9cm">
          <text:p/>
        </draw:line>
        <draw:line draw:style-name="gr3" draw:text-style-name="P3" draw:layer="layout" svg:x1="6.602cm" svg:y1="7.508cm" svg:x2="5.2cm" svg:y2="4.9cm">
          <text:p/>
        </draw:line>
        <draw:line draw:style-name="gr3" draw:text-style-name="P3" draw:layer="layout" svg:x1="7.457cm" svg:y1="7.508cm" svg:x2="8.4cm" svg:y2="4.9cm">
          <text:p/>
        </draw:line>
        <draw:line draw:style-name="gr3" draw:text-style-name="P3" draw:layer="layout" svg:x1="8.256cm" svg:y1="7.508cm" svg:x2="8.4cm" svg:y2="4.9cm">
          <text:p/>
        </draw:line>
        <draw:line draw:style-name="gr3" draw:text-style-name="P3" draw:layer="layout" svg:x1="9.168cm" svg:y1="7.508cm" svg:x2="8.4cm" svg:y2="4.9cm">
          <text:p/>
        </draw:line>
        <draw:line draw:style-name="gr3" draw:text-style-name="P3" draw:layer="layout" svg:x1="10.024cm" svg:y1="7.508cm" svg:x2="8.4cm" svg:y2="4.9cm">
          <text:p/>
        </draw:line>
        <draw:line draw:style-name="gr3" draw:text-style-name="P3" draw:layer="layout" svg:x1="10.823cm" svg:y1="7.508cm" svg:x2="11.9cm" svg:y2="4.9cm">
          <text:p/>
        </draw:line>
        <draw:line draw:style-name="gr3" draw:text-style-name="P3" draw:layer="layout" svg:x1="11.678cm" svg:y1="7.508cm" svg:x2="11.9cm" svg:y2="4.9cm">
          <text:p/>
        </draw:line>
        <draw:line draw:style-name="gr3" draw:text-style-name="P3" draw:layer="layout" svg:x1="12.591cm" svg:y1="7.508cm" svg:x2="11.9cm" svg:y2="4.9cm">
          <text:p/>
        </draw:line>
        <draw:line draw:style-name="gr3" draw:text-style-name="P3" draw:layer="layout" svg:x1="13.446cm" svg:y1="7.508cm" svg:x2="11.9cm" svg:y2="4.9cm">
          <text:p/>
        </draw:line>
        <draw:connector draw:style-name="gr3" draw:text-style-name="P3" draw:layer="layout" draw:type="line" svg:x1="6.859cm" svg:y1="1.718cm" svg:x2="1.668cm" svg:y2="3.758cm" draw:start-shape="id1" draw:start-glue-point="8" draw:end-shape="id2" draw:end-glue-point="4" svg:d="M6859 1718l-5191 2040" svg:viewBox="0 0 5192 2041">
          <text:p/>
        </draw:connector>
        <draw:connector draw:style-name="gr3" draw:text-style-name="P3" draw:layer="layout" draw:type="line" svg:x1="6.858cm" svg:y1="1.718cm" svg:x2="5.147cm" svg:y2="3.758cm" draw:start-shape="id1" draw:end-shape="id3" draw:end-glue-point="4" svg:d="M6858 1718l-1711 2040" svg:viewBox="0 0 1712 2041">
          <text:p/>
        </draw:connector>
        <draw:connector draw:style-name="gr3" draw:text-style-name="P3" draw:layer="layout" draw:type="line" svg:x1="8.456cm" svg:y1="3.758cm" svg:x2="6.859cm" svg:y2="1.718cm" draw:start-shape="id4" draw:start-glue-point="4" draw:end-shape="id1" draw:end-glue-point="8" svg:d="M8456 3758l-1597-2040" svg:viewBox="0 0 1598 2041">
          <text:p/>
        </draw:connector>
        <draw:connector draw:style-name="gr3" draw:text-style-name="P3" draw:layer="layout" draw:type="line" svg:x1="6.859cm" svg:y1="1.718cm" svg:x2="11.935cm" svg:y2="3.758cm" draw:start-shape="id1" draw:start-glue-point="8" draw:end-shape="id5" draw:end-glue-point="4" svg:d="M6859 1718l5076 2040" svg:viewBox="0 0 5077 204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